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in" fo:margin-left="0.4916in">
        <style:tab-stops/>
      </style:paragraph-properties>
      <style:text-properties fo:font-size="14pt" style:font-size-asian="14pt" style:font-size-complex="14pt"/>
    </style:style>
    <style:style style:name="P8" style:parent-style-name="Título1" style:family="paragraph">
      <style:paragraph-properties fo:margin-top="0in"/>
      <style:text-properties fo:font-size="16pt" style:font-size-asian="16pt" style:font-size-complex="16pt"/>
    </style:style>
    <style:style style:name="P9" style:parent-style-name="Párrafodelista" style:family="paragraph">
      <style:paragraph-properties fo:margin-bottom="0in"/>
      <style:text-properties fo:font-size="14pt" style:font-size-asian="14pt" style:font-size-complex="14pt"/>
    </style:style>
    <style:style style:name="P10" style:parent-style-name="Párrafodelista" style:family="paragraph">
      <style:paragraph-properties fo:margin-bottom="0in"/>
      <style:text-properties fo:font-size="14pt" style:font-size-asian="14pt" style:font-size-complex="14pt"/>
    </style:style>
    <style:style style:name="P11" style:parent-style-name="Párrafodelista" style:family="paragraph">
      <style:paragraph-properties fo:margin-bottom="0in"/>
    </style:style>
    <style:style style:name="T12" style:parent-style-name="Fuentedepárrafopredeter." style:family="text">
      <style:text-properties fo:font-size="14pt" style:font-size-asian="14pt" style:font-size-complex="14pt" fo:language="en" fo:country="US"/>
    </style:style>
    <style:style style:name="P13" style:parent-style-name="Párrafodelista" style:family="paragraph">
      <style:paragraph-properties fo:margin-bottom="0in"/>
    </style:style>
    <style:style style:name="T14" style:parent-style-name="Fuentedepárrafopredeter." style:family="text">
      <style:text-properties fo:font-size="14pt" style:font-size-asian="14pt" style:font-size-complex="14pt" fo:language="en" fo:country="US"/>
    </style:style>
    <style:style style:name="P15" style:parent-style-name="Párrafodelista" style:family="paragraph">
      <style:paragraph-properties fo:margin-bottom="0in"/>
    </style:style>
    <style:style style:name="T16" style:parent-style-name="Fuentedepárrafopredeter." style:family="text">
      <style:text-properties fo:font-size="14pt" style:font-size-asian="14pt" style:font-size-complex="14pt" fo:language="en" fo:country="US"/>
    </style:style>
    <style:style style:name="P17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18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19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20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1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2" style:parent-style-name="Normal" style:family="paragraph">
      <style:paragraph-properties fo:margin-bottom="0in"/>
    </style:style>
    <style:style style:name="T23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24" style:parent-style-name="Fuentedepárrafopredeter." style:family="text">
      <style:text-properties style:font-name="Arial" fo:font-size="12pt" style:font-size-asian="12pt" style:font-size-complex="12pt"/>
    </style:style>
    <style:style style:name="T25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26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7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8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29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30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1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2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33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4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5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6" style:parent-style-name="Normal" style:family="paragraph">
      <style:paragraph-properties fo:margin-bottom="0in" fo:margin-left="0.4916in">
        <style:tab-stops/>
      </style:paragraph-properties>
      <style:text-properties style:font-name="Arial" fo:font-size="12pt" style:font-size-asian="12pt" style:font-size-complex="12pt" fo:language="en" fo:country="US"/>
    </style:style>
    <style:style style:name="P37" style:parent-style-name="Normal" style:family="paragraph">
      <style:paragraph-properties fo:margin-bottom="0in"/>
    </style:style>
    <style:style style:name="T38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39" style:parent-style-name="Fuentedepárrafopredeter." style:family="text">
      <style:text-properties style:font-name="Arial" fo:font-size="12pt" style:font-size-asian="12pt" style:font-size-complex="12pt"/>
    </style:style>
    <style:style style:name="P40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41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42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43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44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5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6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7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8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49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50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1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7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8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59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0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1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2" style:parent-style-name="Normal" style:family="paragraph">
      <style:paragraph-properties fo:margin-bottom="0in"/>
    </style:style>
    <style:style style:name="T63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64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65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66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67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68" style:parent-style-name="Normal" style:family="paragraph">
      <style:paragraph-properties fo:margin-bottom="0in"/>
    </style:style>
    <style:style style:name="T69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70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71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7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78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79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80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1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6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8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88" style:parent-style-name="Normal" style:family="paragraph">
      <style:text-properties fo:font-size="14pt" style:font-size-asian="14pt" style:font-size-complex="14pt" fo:language="en" fo:country="US"/>
    </style:style>
    <style:style style:name="P89" style:parent-style-name="Normal" style:family="paragraph">
      <style:text-properties fo:font-size="14pt" style:font-size-asian="14pt" style:font-size-complex="14pt" fo:language="en" fo:country="US"/>
    </style:style>
    <style:style style:name="P90" style:parent-style-name="Normal" style:family="paragraph">
      <style:text-properties fo:font-size="14pt" style:font-size-asian="14pt" style:font-size-complex="14pt" fo:language="en" fo:country="US"/>
    </style:style>
    <style:style style:name="P91" style:parent-style-name="Normal" style:family="paragraph">
      <style:text-properties fo:font-size="14pt" style:font-size-asian="14pt" style:font-size-complex="14pt" fo:language="en" fo:country="US"/>
    </style:style>
    <style:style style:name="P92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Base datos Maleteo(MONGO)</text:p>
      <text:p text:style-name="P2">NOTA:</text:p>
      <text:p text:style-name="P3">Se introduce la foto de {users}. Obligatorio en guardian 20200612</text:p>
      <text:p text:style-name="P4"><text:s/>Se introduce la latitud y longitud a la versión anterior.<text:s/>20200611</text:p>
      <text:p text:style-name="P5"><text:s text:c="12"/></text:p>
      <text:p text:style-name="P6">Nomenclature:<text:s/></text:p>
      <text:p text:style-name="P7">Todos los campos van en minusculas</text:p>
      <text:h text:style-name="P8" text:outline-level="1">Collections</text:h>
      <text:list text:style-name="LFO1" text:continue-numbering="true">
        <text:list-item>
          <text:p text:style-name="P9">.users</text:p>
        </text:list-item>
        <text:list-item>
          <text:p text:style-name="P10">spaces</text:p>
        </text:list-item>
        <text:list-item>
          <text:p text:style-name="P11"><text:span text:style-name="T12">experiences</text:span></text:p>
        </text:list-item>
        <text:list-item>
          <text:p text:style-name="P13"><text:span text:style-name="T14">blog</text:span></text:p>
        </text:list-item>
        <text:list-item>
          <text:p text:style-name="P15"><text:span text:style-name="T16">reservations</text:span></text:p>
        </text:list-item>
      </text:list>
      <text:p text:style-name="P17"/>
      <text:p text:style-name="P18">users{</text:p>
      <text:p text:style-name="P19"><text:tab/>_id:&lt;ObjectIDusers&gt;, <text:s text:c="3"/>//lo pone el<text:s/>sistema</text:p>
      <text:p text:style-name="P20">name: &lt;string&gt;, <text:s text:c="3"/>//minimo de 5 a 10 carácter REQUIRED</text:p>
      <text:p text:style-name="P21">surname:&lt;string&gt; , <text:s text:c="3"/>REQUIRED</text:p>
      <text:p text:style-name="P22"><text:span text:style-name="T23"><text:tab/></text:span><text:span text:style-name="T24">email:&lt;string&gt;, <text:s text:c="2"/>//tiene que tener el simbolo @.<text:s/></text:span><text:span text:style-name="T25">UNICO</text:span></text:p>
      <text:p text:style-name="P26">password:&lt;string&gt;<text:s/>, <text:s/>//dato encriptado. REQUIRED</text:p>
      <text:p text:style-name="P27">birthdate: date, <text:s text:c="4"/>//format yyyy-mm-dd</text:p>
      <text:p text:style-name="P28">guardian: false or true // Tiene que terner al menos un spaces</text:p>
      <text:p text:style-name="P29">photo:&lt;string&gt; <text:s text:c="3"/>//url_photo. Solo obligatorio en guardian</text:p>
      <text:p text:style-name="P30">}</text:p>
      <text:p text:style-name="P31">Spaces{</text:p>
      <text:p text:style-name="P32">_id:&lt;ObjectIDspaces&gt;, <text:s text:c="3"/>//lo pone el sistema</text:p>
      <text:p text:style-name="P33">user_id:&lt;ObjectIDusers&gt;, //id de users</text:p>
      <text:p text:style-name="P34">alias:&lt;string&gt;<text:s/>//ONLY INFORMACION FOR GUARDIANS REQUIRED</text:p>
      <text:p text:style-name="P35">Title:&lt;string&gt; <text:s/>REQUIRED</text:p>
      <text:p text:style-name="P36">localization: &lt;string&gt;, <text:s text:c="3"/>//ciudad “separado con ,”calle y numero (UNIQUE AND REQUIRED)</text:p>
      <text:p text:style-name="P37"><text:span text:style-name="T38"><text:tab/></text:span><text:span text:style-name="T39">photos: [</text:span></text:p>
      <text:p text:style-name="P40"><text:tab/><text:tab/>photo:&lt;string&gt; // <text:s/>url_photo</text:p>
      <text:p text:style-name="P41"><text:tab/>]</text:p>
      <text:p text:style-name="P42"><text:tab/>property: string <text:s text:c="3"/>//lista: casa, hotel, establecimiento REQUIRED</text:p>
      <text:p text:style-name="P43"><text:tab/>space:string <text:s text:c="8"/>//lista: Habitacion, Hall,Trastero, buhardilla, garaje REQUIRED</text:p>
      <text:p text:style-name="P44">locker: &lt;string&gt; <text:s text:c="4"/>// “el salón de su casa será el lugar ideoneo para alojar tus maletas”</text:p>
      <text:p text:style-name="P45">availabilty: &lt;string&gt; // NO UTILIZAMOS A LA HORA<text:s/>DE FILTRAR</text:p>
      <text:p text:style-name="P46">services: &lt;string&gt; <text:s text:c="10"/>//descripción</text:p>
      <text:p text:style-name="P47">discount:&lt;number&gt; <text:s text:c="3"/>//descuento en euros sobre el precio<text:s/>básico</text:p>
      <text:p text:style-name="P48">latitud:&lt;number&gt;</text:p>
      <text:p text:style-name="P49">longitud:&lt;number&gt;</text:p>
      <text:p text:style-name="P50">}</text:p>
      <text:p text:style-name="P51"/>
      <text:p text:style-name="P52"/>
      <text:p text:style-name="P53">experiences{</text:p>
      <text:p text:style-name="P54"><text:tab/>_id:&lt;objectID&gt; <text:s text:c="5"/>//put by the systems</text:p>
      <text:p text:style-name="P55"><text:tab/>photo:<text:s/>&lt;string&gt;<text:s/>url_photos</text:p>
      <text:p text:style-name="P56"><text:tab/>title:&lt;string&gt;</text:p>
      <text:p text:style-name="P57"><text:tab/>text:&lt;string&gt;</text:p>
      <text:p text:style-name="P58">rating:&lt;number&gt; <text:s text:c="5"/>//o to<text:s/>5</text:p>
      <text:p text:style-name="P59">}</text:p>
      <text:p text:style-name="P60">blogs{</text:p>
      <text:p text:style-name="P61"><text:tab/>_id:&lt;ObjectID&gt; <text:s text:c="3"/>////put by the systems</text:p>
      <text:p text:style-name="P62"><text:span text:style-name="T63"><text:tab/></text:span><text:span text:style-name="T64">logo:</text:span><text:span text:style-name="T65">&lt;string &gt; //</text:span><text:span text:style-name="T66">url_logo<text:s/></text:span></text:p>
      <text:p text:style-name="P67">photo:&lt;string&gt; //url_photos</text:p>
      <text:p text:style-name="P68"><text:span text:style-name="T69"><text:tab/></text:span><text:span text:style-name="T70">title:&lt;string&gt;</text:span></text:p>
      <text:p text:style-name="P71"><text:tab/>text: :&lt;string&gt;</text:p>
      <text:p text:style-name="P72">}</text:p>
      <text:p text:style-name="P73"/>
      <text:p text:style-name="P74">reservations{</text:p>
      <text:p text:style-name="P75"><text:tab/>_id: &lt;ObjectID&gt; <text:s text:c="3"/>//put by the systems</text:p>
      <text:p text:style-name="P76"><text:tab/>user_id:&lt;ObjectIDusers&gt;,</text:p>
      <text:p text:style-name="P77">guardian_id:&lt;objectidUsers&gt;,</text:p>
      <text:p text:style-name="P78">space_id:&lt;ObjectIDspaces&gt;,</text:p>
      <text:p text:style-name="P79">deliver:&lt;date&gt; <text:s text:c="2"/>//format <text:s text:c="2"/>HH:MM <text:s/>YYYY-MM-DD <text:s text:c="7"/>fecha de entrega</text:p>
      <text:p text:style-name="P80"><text:tab/>removal:&lt;date&gt; <text:s text:c="2"/>//format <text:s text:c="2"/>HH:MM <text:s/>YYYY-MM-DD <text:s text:c="3"/>luggage removal fecha</text:p>
      <text:p text:style-name="P81"><text:tab/>pieces:&lt;number&gt; <text:s text:c="3"/>//numero de piezas</text:p>
      <text:p text:style-name="P82"><text:tab/>code:&lt;string&gt; <text:s text:c="3"/>//reserve code</text:p>
      <text:p text:style-name="P83"><text:tab/>state:&lt;string&gt; <text:s text:c="3"/>// lista: Reject, Accept, Pending <text:s text:c="3"/>NOTE: En el insert must be with Pending</text:p>
      <text:p text:style-name="P84"><text:s text:c="10"/>price:&lt;number&gt; <text:s text:c="2"/>//total price in this reservation</text:p>
      <text:p text:style-name="P85">}</text:p>
      <text:p text:style-name="P86"/>
      <text:p text:style-name="P87"/>
      <text:p text:style-name="P88"><text:tab/></text:p>
      <text:p text:style-name="P89"/>
      <text:p text:style-name="P90"/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dor</meta:initial-creator>
    <dc:creator>Administrador</dc:creator>
    <meta:creation-date>2020-06-09T11:31:00Z</meta:creation-date>
    <dc:date>2020-06-12T05:35:00Z</dc:date>
    <meta:print-date>2020-06-12T05:34:00Z</meta:print-date>
    <meta:template xlink:href="Normal.dotm" xlink:type="simple"/>
    <meta:editing-cycles>12</meta:editing-cycles>
    <meta:editing-duration>PT95520S</meta:editing-duration>
    <meta:document-statistic meta:page-count="2" meta:paragraph-count="4" meta:word-count="348" meta:character-count="2261" meta:row-count="15" meta:non-whitespace-character-count="1917"/>
  </office:meta>
</office:document-meta>
</file>